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007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4165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28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755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1.0173in"/>
    </style:style>
    <style:style style:name="co28" style:family="table-column">
      <style:table-column-properties fo:break-before="auto" style:column-width="0.4055in"/>
    </style:style>
    <style:style style:name="co29" style:family="table-column">
      <style:table-column-properties fo:break-before="auto" style:column-width="0.5264in"/>
    </style:style>
    <style:style style:name="co30" style:family="table-column">
      <style:table-column-properties fo:break-before="auto" style:column-width="0.5366in"/>
    </style:style>
    <style:style style:name="co31" style:family="table-column">
      <style:table-column-properties fo:break-before="auto" style:column-width="1.116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75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0.7665in"/>
    </style:style>
    <style:style style:name="co36" style:family="table-column">
      <style:table-column-properties fo:break-before="auto" style:column-width="0.8535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0.5043in"/>
    </style:style>
    <style:style style:name="co40" style:family="table-column">
      <style:table-column-properties fo:break-before="auto" style:column-width="0.4717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ce6"/>
        <table:table-column table:style-name="co3" table:default-cell-style-name="Default"/>
        <table:table-column table:style-name="co41" table:number-columns-repeated="966" table:default-cell-style-name="Default"/>
        <table:table-row table:style-name="ro1">
          <table:table-cell office:value-type="string">
            <text:p>Destination/Source</text:p>
          </table:table-cell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2">
          <table:table-cell table:style-name="ce1" office:value-type="string">
            <text:p>Armor Xemnas 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 office:value-type="string">
            <text:p>Armor Xemnas 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Armor Xemnas I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Armor Xemnas I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Axel 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Axel 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Axel II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1" office:value-type="string">
            <text:p>Axel II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Barbossa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1" office:value-type="string">
            <text:p>Barbossa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Blizzard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Blizzard Lord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Cerberus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Cerberus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Clou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Cloud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Dark Thor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Dark Thor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Demy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Demyx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Demyx OC</text:p>
          </table:table-cell>
          <table:table-cell table:number-columns-repeated="55" table:style-name="ce3" office:value-type="string">
            <text:p>X</text:p>
          </table:table-cell>
          <table:table-cell/>
          <table:table-cell table:style-name="ce1" office:value-type="string">
            <text:p>Demyx OC</text:p>
          </table:table-cell>
          <table:table-cell table:style-name="ce3" table:number-columns-repeated="966"/>
        </table:table-row>
        <table:table-row table:style-name="ro2">
          <table:table-cell table:style-name="ce1" office:value-type="string">
            <text:p>Final Xemnas</text:p>
          </table:table-cell>
          <table:table-cell table:number-columns-repeated="3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Final Xemnas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Grim Reaper I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20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Grim Reaper I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Grim Reaper II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Grim Reaper II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Groundshaker</text:p>
          </table:table-cell>
          <table:table-cell table:number-columns-repeated="14" table:style-name="ce3" office:value-type="string">
            <text:p>X</text:p>
          </table:table-cell>
          <table:table-cell table:style-name="ce2"/>
          <table:table-cell table:number-columns-repeated="40" table:style-name="ce3" office:value-type="string">
            <text:p>X</text:p>
          </table:table-cell>
          <table:table-cell/>
          <table:table-cell table:style-name="ce1" office:value-type="string">
            <text:p>Groundshaker</text:p>
          </table:table-cell>
          <table:table-cell table:style-name="ce3" table:number-columns-repeated="966"/>
        </table:table-row>
        <table:table-row table:style-name="ro1">
          <table:table-cell table:style-name="ce1" office:value-type="string">
            <text:p>Hades I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5" office:value-type="string">
            <text:p>F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Hades II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Hayn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Hayner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Hercules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Hercules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Hostile Program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/>
          <table:table-cell table:style-name="ce1" office:value-type="string">
            <text:p>Hostile Program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Hydra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Hydra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Jafar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6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X</text:p>
          </table:table-cell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/>
          <table:table-cell table:style-name="ce1" office:value-type="string">
            <text:p>Jafa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Larxene</text:p>
          </table:table-cell>
          <table:table-cell table:style-name="ce2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5" table:style-name="ce3" office:value-type="string">
            <text:p>X</text:p>
          </table:table-cell>
          <table:table-cell table:style-name="ce2" table:number-columns-repeated="2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5"/>
          <table:table-cell table:number-columns-repeated="6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Larxene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Leo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Leo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Lexaeus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Lexaeus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Luxord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Luxord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Marluxia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Marluxia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Oogie Boogie</text:p>
          </table:table-cell>
          <table:table-cell table:number-columns-repeated="26" table:style-name="ce3" office:value-type="string">
            <text:p>X</text:p>
          </table:table-cell>
          <table:table-cell table:style-name="ce2"/>
          <table:table-cell table:number-columns-repeated="28" table:style-name="ce3" office:value-type="string">
            <text:p>X</text:p>
          </table:table-cell>
          <table:table-cell/>
          <table:table-cell table:style-name="ce1" office:value-type="string">
            <text:p>Oogie Boogie</text:p>
          </table:table-cell>
          <table:table-cell table:style-name="ce3" table:number-columns-repeated="966"/>
        </table:table-row>
        <table:table-row table:style-name="ro1">
          <table:table-cell table:style-name="ce1" office:value-type="string">
            <text:p>Past Pet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Past Pete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Pete TR</text:p>
          </table:table-cell>
          <table:table-cell table:style-name="ce5" office:value-type="string">
            <text:p>F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5" office:value-type="string">
            <text:p>F</text:p>
          </table:table-cell>
          <table:table-cell table:style-name="ce2" table:number-columns-repeated="2"/>
          <table:table-cell table:style-name="ce5" office:value-type="string">
            <text:p>F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number-columns-repeated="4" table:style-name="ce5" office:value-type="string">
            <text:p>F</text:p>
          </table:table-cell>
          <table:table-cell table:style-name="ce2" table:number-columns-repeated="9"/>
          <table:table-cell table:style-name="ce5" office:value-type="string">
            <text:p>F</text:p>
          </table:table-cell>
          <table:table-cell table:style-name="ce3" office:value-type="string">
            <text:p>X</text:p>
          </table:table-cell>
          <table:table-cell table:style-name="ce5" office:value-type="string">
            <text:p>F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Pete TR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Prison Keep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Prison Keepe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Riku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Riku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Rox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Roxas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ai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Saix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ark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Sark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Scar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 office:value-type="string">
            <text:p>Sca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eif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Seifer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Sephiroth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Sephiroth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Setz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Setzer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Shadow Stalker</text:p>
          </table:table-cell>
          <table:table-cell table:number-columns-repeated="38" table:style-name="ce3" office:value-type="string">
            <text:p>X</text:p>
          </table:table-cell>
          <table:table-cell table:style-name="ce2"/>
          <table:table-cell table:number-columns-repeated="16" table:style-name="ce3" office:value-type="string">
            <text:p>X</text:p>
          </table:table-cell>
          <table:table-cell/>
          <table:table-cell table:style-name="ce1" office:value-type="string">
            <text:p>Shadow Stalker</text:p>
          </table:table-cell>
          <table:table-cell table:style-name="ce3" table:number-columns-repeated="966"/>
        </table:table-row>
        <table:table-row table:style-name="ro2">
          <table:table-cell table:style-name="ce1" office:value-type="string">
            <text:p>Shan-Yu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Shan-Yu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Storm Rider</text:p>
          </table:table-cell>
          <table:table-cell table:number-columns-repeated="40" table:style-name="ce3" office:value-type="string">
            <text:p>X</text:p>
          </table:table-cell>
          <table:table-cell table:style-name="ce3"/>
          <table:table-cell table:number-columns-repeated="14" table:style-name="ce3" office:value-type="string">
            <text:p>X</text:p>
          </table:table-cell>
          <table:table-cell/>
          <table:table-cell table:style-name="ce1" office:value-type="string">
            <text:p>Storm Rider</text:p>
          </table:table-cell>
          <table:table-cell table:style-name="ce3" table:number-columns-repeated="966"/>
        </table:table-row>
        <table:table-row table:style-name="ro1">
          <table:table-cell table:style-name="ce1" office:value-type="string">
            <text:p>Terra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Terra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The Beast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1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 office:value-type="string">
            <text:p>The Beast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The Experiment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The Experiment</text:p>
          </table:table-cell>
          <table:table-cell table:number-columns-repeated="966"/>
        </table:table-row>
        <table:table-row table:style-name="ro3">
          <table:table-cell table:style-name="ce1" office:value-type="string">
            <text:p>Thresholder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5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/>
          <table:table-cell table:style-name="ce1" office:value-type="string">
            <text:p>Thresholder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Tifa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Tifa</text:p>
          </table:table-cell>
          <table:table-cell table:number-columns-repeated="966"/>
        </table:table-row>
        <table:table-row table:style-name="ro1">
          <table:table-cell table:style-name="ce1" office:value-type="string">
            <text:p>Twilight Thorn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Twilight Thor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Vexen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Vexe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Viv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Vivi</text:p>
          </table:table-cell>
          <table:table-cell table:style-name="ce2" table:number-columns-repeated="966"/>
        </table:table-row>
        <table:table-row table:style-name="ro1">
          <table:table-cell table:style-name="ce1" office:value-type="string">
            <text:p>Volcano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 office:value-type="string">
            <text:p>Volcano Lord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Xaldin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Xaldin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Xemn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 office:value-type="string">
            <text:p>Xemnas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Xigbar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 office:value-type="string">
            <text:p>Xigbar</text:p>
          </table:table-cell>
          <table:table-cell table:style-name="ce2" table:number-columns-repeated="966"/>
        </table:table-row>
        <table:table-row table:style-name="ro2">
          <table:table-cell table:style-name="ce1" office:value-type="string">
            <text:p>Yuffi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 office:value-type="string">
            <text:p>Yuffie</text:p>
          </table:table-cell>
          <table:table-cell table:number-columns-repeated="966"/>
        </table:table-row>
        <table:table-row table:style-name="ro2">
          <table:table-cell table:style-name="ce1" office:value-type="string">
            <text:p>Zexion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/>
          <table:table-cell table:style-name="ce1" office:value-type="string">
            <text:p>Zexion</text:p>
          </table:table-cell>
          <table:table-cell table:number-columns-repeated="966"/>
        </table:table-row>
        <table:table-row table:style-name="ro1">
          <table:table-cell table:style-name="ce1"/>
          <table:table-cell table:style-name="ce6" table:number-columns-repeated="55"/>
          <table:table-cell/>
          <table:table-cell table:style-name="ce1"/>
          <table:table-cell table:style-name="ce6" table:number-columns-repeated="966"/>
        </table:table-row>
        <table:table-row table:style-name="ro3">
          <table:table-cell/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4">09/24/2023</text:date>, <text:time>21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4T21:34:43.29</dc:date>
    <meta:generator>OpenOffice/4.1.10$Win32 OpenOffice.org_project/4110m2$Build-9807</meta:generator>
    <meta:editing-duration>P6DT4H59M20S</meta:editing-duration>
    <meta:editing-cycles>12</meta:editing-cycles>
    <meta:document-statistic meta:table-count="1" meta:cell-count="1084" meta:object-count="0"/>
  </office:meta>
</office:document-meta>
</file>